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6,311,590,29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5,873,601,26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,958,412,538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1,251,216,798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7,141,023,55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8,037,239,462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5,503,060,42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3,459,515,275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0,265,559,483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5,328,342,304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7,910,858,637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4,056,957,976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2,756,858,899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,331,870,169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,221,077,674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,901,839,731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193,845,678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,094,480,988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600,683,039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404,311,976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,537,683,046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,303,281,932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597,220,962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46:46.123201196</dc:date>
    <meta:editing-duration>PT7H38M28S</meta:editing-duration>
    <meta:editing-cycles>189</meta:editing-cycles>
    <meta:generator>LibreOffice/7.2.6.2$Linux_X86_64 LibreOffice_project/20$Build-2</meta:generator>
    <meta:document-statistic meta:table-count="1" meta:cell-count="48" meta:object-count="0"/>
  </office:meta>
</office:document-meta>
</file>